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2">
        <text:h text:style-name="Heading_20_4" text:outline-level="4"><text:bookmark-start text:name="__RefHeading___Toc7220_1464965999"/>Separator<text:bookmark-end text:name="__RefHeading___Toc7220_1464965999"/></text:h>
        <text:p text:style-name="Text_20_body_20_indent_20_Organon">There are four options for the formatting of the separator :</text:p>
        <text:list xml:id="list5250753853986525479" text:style-name="L1">
          <text:list-item>
            <text:p text:style-name="P1">Line</text:p>
          </text:list-item>
          <text:list-item>
            <text:p text:style-name="P1">Color with inscription</text:p>
          </text:list-item>
          <text:list-item>
            <text:p text:style-name="P1">User Defined</text:p>
          </text:list-item>
          <text:list-item>
            <text:p text:style-name="P1">No Separator</text:p>
          </text:list-item>
        </text:list>
        <text:p text:style-name="Standard"/>
        <text:p text:style-name="Standard"/>
        <text:p text:style-name="Text_20_body_20_indent_20_Organon"><text:span text:style-name="T1">Color</text:span>: </text:p>
        <text:p text:style-name="Text_20_body_20_indent_20_Organon">The color of font and background can be selected. The value must be a hexadecimal value. For a color picker, see the Web as under : </text:p>
        <text:p text:style-name="Text_20_body_20_indent_20_Organon"><text:a xlink:type="simple" xlink:href="http://www.colorpicker.com/" text:style-name="Internet_20_link" text:visited-style-name="Visited_20_Internet_20_Link">http://www.colorpicker.com/</text:a></text:p>
        <text:p text:style-name="Text_20_body_20_indent_20_Organon">Or in Writer under Extras / Settings / Libre- , OpenOffice / Colors / Edit</text:p>
        <text:p text:style-name="Text_20_body_20_indent_20_Organon">You can choose a color or click the eyedropper and get the hexadecimal color values displayed​​among the Hex #.</text:p>
        <text:p text:style-name="Text_20_body_20_indent_20_Organon"/>
        <text:p text:style-name="Text_20_body_20_indent_20_Organon"><text:span text:style-name="T1">Custom</text:span>:</text:p>
        <text:p text:style-name="Text_20_body_20_indent_20_Organon">You can choose an icon or an image as a separator . An icon appears in the center of the line. A picture should have approximately the dimensions of the separator, wich gets displayed with the selection color, to be not too distorted . Try yourself!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4:27.068000000</dc:date>
    <meta:editing-duration>P0D</meta:editing-duration>
    <meta:editing-cycles>1</meta:editing-cycles>
    <meta:document-statistic meta:table-count="0" meta:image-count="0" meta:object-count="0" meta:page-count="1" meta:paragraph-count="13" meta:word-count="130" meta:character-count="730" meta:non-whitespace-character-count="597"/>
    <meta:generator>LibreOffice/5.1.1.3$Windows_X86_64 LibreOffice_project/89f508ef3ecebd2cfb8e1def0f0ba9a803b88a6d</meta:generator>
  </office:meta>
</office:document-meta>
</file>